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6909in"/>
    </style:style>
    <style:style style:name="co7" style:family="table-column">
      <style:table-column-properties fo:break-before="auto" style:column-width="0.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Origin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LOAN_NUMBER</text:p>
          </table:table-cell>
          <table:table-cell table:style-name="Default" office:value-type="string" calcext:value-type="string">
            <text:p>ORIGINATION_DATE</text:p>
          </table:table-cell>
          <table:table-cell office:value-type="string" calcext:value-type="string">
            <text:p>ORIGINAL_BALANC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ICO_SCOR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Last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" calcext:value-type="float">
            <text:p>1.2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Last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Last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4</text:p>
          </table:table-cell>
          <table:table-cell office:value-type="string" calcext:value-type="string">
            <text:p>Last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5</text:p>
          </table:table-cell>
          <table:table-cell office:value-type="string" calcext:value-type="string">
            <text:p>Last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6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6</text:p>
          </table:table-cell>
          <table:table-cell office:value-type="string" calcext:value-type="string">
            <text:p>Last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5.125" calcext:value-type="float">
            <text:p>5.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7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7</text:p>
          </table:table-cell>
          <table:table-cell office:value-type="string" calcext:value-type="string">
            <text:p>Last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8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8</text:p>
          </table:table-cell>
          <table:table-cell office:value-type="string" calcext:value-type="string">
            <text:p>Last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9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9</text:p>
          </table:table-cell>
          <table:table-cell office:value-type="string" calcext:value-type="string">
            <text:p>Last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00" calcext:value-type="float">
            <text:p>10000</text:p>
          </table:table-cell>
          <table:table-cell office:value-type="float" office:value="3.33" calcext:value-type="float">
            <text:p>3.3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0</text:p>
          </table:table-cell>
          <table:table-cell office:value-type="string" calcext:value-type="string">
            <text:p>Last10</text:p>
          </table:table-cell>
        </table:table-row>
      </table:table>
      <table:table table:name="01.01.2001" table:style-name="ta1">
        <table:table-column table:style-name="co4" table:default-cell-style-name="Default"/>
        <table:table-column table:style-name="co4" table:default-cell-style-name="ce1"/>
        <table:table-column table:style-name="co7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LOAN_NUMBER</text:p>
          </table:table-cell>
          <table:table-cell table:style-name="Default" office:value-type="string" calcext:value-type="string">
            <text:p>PAYMENT_DATE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Last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2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Last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Last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4</text:p>
          </table:table-cell>
          <table:table-cell office:value-type="string" calcext:value-type="string">
            <text:p>Last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5</text:p>
          </table:table-cell>
          <table:table-cell office:value-type="string" calcext:value-type="string">
            <text:p>Last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6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6</text:p>
          </table:table-cell>
          <table:table-cell office:value-type="string" calcext:value-type="string">
            <text:p>Last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512.5" calcext:value-type="float">
            <text:p>512.5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7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7</text:p>
          </table:table-cell>
          <table:table-cell office:value-type="string" calcext:value-type="string">
            <text:p>Last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01-01-01" calcext:value-type="date">
            <text:p>01/01/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8</text:p>
          </table:table-cell>
          <table:table-cell office:value-type="string" calcext:value-type="string">
            <text:p>Last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9</text:p>
          </table:table-cell>
          <table:table-cell office:value-type="string" calcext:value-type="string">
            <text:p>Last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10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0</text:p>
          </table:table-cell>
          <table:table-cell office:value-type="string" calcext:value-type="string">
            <text:p>Last10</text:p>
          </table:table-cell>
        </table:table-row>
      </table:table>
      <table:table table:name="02.01.2001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LOAN_NUMBER</text:p>
          </table:table-cell>
          <table:table-cell table:style-name="Default" office:value-type="string" calcext:value-type="string">
            <text:p>PAYMENT_DATE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Last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121.77" calcext:value-type="float">
            <text:p>121.77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2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Last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Last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4</text:p>
          </table:table-cell>
          <table:table-cell office:value-type="string" calcext:value-type="string">
            <text:p>Last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247.5" calcext:value-type="float">
            <text:p>24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5</text:p>
          </table:table-cell>
          <table:table-cell office:value-type="string" calcext:value-type="string">
            <text:p>Last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326.7" calcext:value-type="float">
            <text:p>326.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6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6</text:p>
          </table:table-cell>
          <table:table-cell office:value-type="string" calcext:value-type="string">
            <text:p>Last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507.375" calcext:value-type="float">
            <text:p>507.375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7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7</text:p>
          </table:table-cell>
          <table:table-cell office:value-type="string" calcext:value-type="string">
            <text:p>Last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8</text:p>
          </table:table-cell>
          <table:table-cell office:value-type="string" calcext:value-type="string">
            <text:p>Last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247.5" calcext:value-type="float">
            <text:p>24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9</text:p>
          </table:table-cell>
          <table:table-cell office:value-type="string" calcext:value-type="string">
            <text:p>Last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01-02-01" calcext:value-type="date">
            <text:p>02/01/01</text:p>
          </table:table-cell>
          <table:table-cell office:value-type="float" office:value="100" calcext:value-type="float">
            <text:p>100</text:p>
          </table:table-cell>
          <table:table-cell office:value-type="float" office:value="329.67" calcext:value-type="float">
            <text:p>329.67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10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0</text:p>
          </table:table-cell>
          <table:table-cell office:value-type="string" calcext:value-type="string">
            <text:p>Last10</text:p>
          </table:table-cell>
        </table:table-row>
      </table:table>
      <table:table table:name="03.01.2001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LOAN_NUMBER</text:p>
          </table:table-cell>
          <table:table-cell table:style-name="Default" office:value-type="string" calcext:value-type="string">
            <text:p>PAYMENT_DATE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2]*[.E2]*0.01"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Last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3]*[.E3]*0.01" office:value-type="float" office:value="120.54" calcext:value-type="float">
            <text:p>120.54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2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Last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4]*[.E4]*0.01"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Last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5]*[.E5]*0.01"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4</text:p>
          </table:table-cell>
          <table:table-cell office:value-type="string" calcext:value-type="string">
            <text:p>Last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6]*[.E6]*0.01" office:value-type="float" office:value="245" calcext:value-type="float">
            <text:p>24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5</text:p>
          </table:table-cell>
          <table:table-cell office:value-type="string" calcext:value-type="string">
            <text:p>Last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7]*[.E7]*0.01" office:value-type="float" office:value="323.4" calcext:value-type="float">
            <text:p>323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6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6</text:p>
          </table:table-cell>
          <table:table-cell office:value-type="string" calcext:value-type="string">
            <text:p>Last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8]*[.E8]*0.01" office:value-type="float" office:value="502.25" calcext:value-type="float">
            <text:p>502.25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7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7</text:p>
          </table:table-cell>
          <table:table-cell office:value-type="string" calcext:value-type="string">
            <text:p>Last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9]*[.E9]*0.0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8</text:p>
          </table:table-cell>
          <table:table-cell office:value-type="string" calcext:value-type="string">
            <text:p>Last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10]*[.E10]*0.01" office:value-type="float" office:value="245" calcext:value-type="float">
            <text:p>24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9</text:p>
          </table:table-cell>
          <table:table-cell office:value-type="string" calcext:value-type="string">
            <text:p>Last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01-03-01" calcext:value-type="date">
            <text:p>03/01/01</text:p>
          </table:table-cell>
          <table:table-cell office:value-type="float" office:value="9800" calcext:value-type="float">
            <text:p>9800</text:p>
          </table:table-cell>
          <table:table-cell table:formula="of:=[.C11]*[.E11]*0.01" office:value-type="float" office:value="326.34" calcext:value-type="float">
            <text:p>326.34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10 Davis <text:s/>Drive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Name10</text:p>
          </table:table-cell>
          <table:table-cell office:value-type="string" calcext:value-type="string">
            <text:p>Last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8:14:47.115000000</meta:creation-date>
    <dc:date>2022-05-24T18:35:05.992000000</dc:date>
    <meta:editing-duration>PT10M4S</meta:editing-duration>
    <meta:editing-cycles>1</meta:editing-cycles>
    <meta:document-statistic meta:table-count="4" meta:cell-count="484" meta:object-count="0"/>
    <meta:generator>LibreOffice/7.2.4.1$Windows_X86_64 LibreOffice_project/27d75539669ac387bb498e35313b970b7fe9c4f9</meta:generator>
  </office:meta>
</office:document-meta>
</file>